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5b3e2" officeooo:paragraph-rsid="0005b3e2"/>
    </style:style>
    <style:style style:name="T1" style:family="text">
      <style:text-properties fo:font-variant="small-caps"/>
    </style:style>
    <style:style style:name="T2" style:family="text">
      <style:text-properties officeooo:rsid="0005f2a4"/>
    </style:style>
    <style:style style:name="T3" style:family="text">
      <style:text-properties officeooo:rsid="0006edc0"/>
    </style:style>
    <style:style style:name="T4" style:family="text">
      <style:text-properties style:text-position="super 58%" officeooo:rsid="0006edc0"/>
    </style:style>
    <style:style style:name="T5" style:family="text">
      <style:text-properties officeooo:rsid="0007f0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4:1-32</text:h>
      <text:h text:style-name="Heading_20_2" text:outline-level="2"><text:bookmark text:name="en-GNT-3052"/>Purification after Having Skin Diseases</text:h>
      <text:list xml:id="list712107392" text:style-name="L1">
        <text:list-item>
          <text:p text:style-name="P1">The <text:span text:style-name="T1">Lord</text:span> gave Moses the following regulations about the ritual purification of those of you cured of a dreaded skin disease. On the day you are to be pronounced clean, you shall be brought to the priest, and the priest shall take you outside the camp and examine you. If the disease is healed, the priest shall order that two ritually clean birds be brought, along with a piece of cedar wood, a red cord, and a sprig of hyssop. Then the priest shall order that one of the birds be killed over a clay bowl containing fresh spring water. He shall take the other bird and dip it, together with the cedar wood, the red cord, and the hyssop, in the blood of the bird that was killed. He shall sprinkle the blood seven times on the one of you who is to be purified from your skin disease, and then he shall pronounce you clean. He shall let the live bird fly away over the open fields. You shall wash your clothes, shave off all your hair, and take a bath; you will then be ritually clean. You may enter the camp, but you must live outside your tent for seven days. On the seventh day you shall again shave your head, your beard, your eyebrows, and all the rest of the hair on your body; you shall wash your clothes and take a bath, and then you will be ritually clean.<text:bookmark text:name="en-GNT-3061"/> On the eighth day you shall bring two male lambs and one female lamb a year old that are without any defects, five pounds of flour mixed with olive oil, and half a pint of olive oil. <text:bookmark text:name="en-GNT-3062"/>The priest shall take you and these offerings to the entrance of the Tent of the <text:span text:style-name="T1">Lord</text:span>'s presence. <text:bookmark text:name="en-GNT-3063"/>Then the priest shall take one of the male lambs and together with the half pint of oil he shall offer it as a repayment offering. He shall present them as a special gift to the <text:span text:style-name="T1">Lord</text:span> for the priest. <text:bookmark text:name="en-GNT-3064"/>He shall kill the lamb in the holy place where the animals for the sin offerings and the burnt offerings are killed. He must do this because the repayment offering, like the sin offering, belongs to the priest and is very holy. <text:bookmark text:name="en-GNT-3065"/>The priest shall take some of the blood of the lamb and put it on the lobe of the right ear, on the thumb of the right hand, and on the big toe of the right foot of the one of you to be declared ritually clean. <text:bookmark text:name="en-GNT-3066"/>The priest shall take some of the olive oil and pour it in the palm of his own left hand, <text:bookmark text:name="en-GNT-3067"/>dip a finger of his right hand in it, and sprinkle some of it seven times there in the <text:span text:style-name="T1">Lord</text:span>'s presence. <text:bookmark text:name="en-GNT-3068"/>He shall take some of the oil that is in the palm of his hand and some of the blood of the lamb and put them on the lobe of the right ear, on the thumb of the right hand, and on the big toe of the right foot of the one of you to be declared ritually clean. <text:bookmark text:name="en-GNT-3069"/>He shall put the rest of the oil that is in the palm of his hand on your head. In this way he shall perform the ritual of purification.<text:bookmark text:name="en-GNT-3070"/> Then the priest shall offer the sin offering and perform the ritual of purification. After that, he shall kill the animal for the burnt offering <text:bookmark text:name="en-GNT-3071"/>and offer it with the grain offering on the altar. In this way the priest shall perform the ritual of purification, and you will be ritually clean.<text:bookmark text:name="en-GNT-3072"/> If you are poor and cannot afford any more, you shall bring for your purification only one male lamb as your repayment offering, a special gift to the <text:span text:style-name="T1">Lord</text:span> for the priest. You shall bring only two pounds of flour mixed with olive oil for a grain offering and half a pint of olive oil.<text:bookmark text:name="en-GNT-3073"/> You shall also bring two doves or two pigeons, one for the sin offering and one for the burnt offering. <text:bookmark text:name="en-GNT-3074"/>On the eighth day of your purification you shall bring them to the priest at the entrance of the Tent. <text:bookmark text:name="en-GNT-3075"/>The priest shall take the lamb and the olive oil and present them as a special gift to the <text:span text:style-name="T1">Lord</text:span> for the priest. <text:bookmark text:name="en-GNT-3076"/>He shall kill the lamb and take some of the blood and put it on the lobe of your right ear, on the thumb of your right hand, and on the big toe of your right foot. <text:bookmark text:name="en-GNT-3077"/>The priest shall <text:soft-page-break/>pour some of the oil into the palm of his own left hand <text:bookmark text:name="en-GNT-3078"/>and with a finger of his right hand sprinkle some of it seven times there in the <text:span text:style-name="T1">Lord</text:span>'s presence. <text:bookmark text:name="en-GNT-3079"/>He shall put some of the oil on the same places he put the blood: on the lobe of your right ear, on the thumb of your right hand, and on the big toe of your right foot. <text:bookmark text:name="en-GNT-3080"/>The rest of the oil that is in his palm he shall put on your head and in this way perform the ritual of purification. <text:bookmark text:name="en-GNT-3081"/>Then he shall offer one of the doves or pigeons <text:bookmark text:name="en-GNT-3082"/>as the sin offering and the other as the burnt offering with the grain offering. In this way the priest shall perform the ritual of purification. <text:bookmark text:name="en-GNT-3083"/>This is the law for those who have a dreaded skin disease but who cannot afford the normal offerings required for his purification.</text:p>
        </text:list-item>
        <text:list-item>
          <text:p text:style-name="P2">This is what should take place when a person has been healed from a skin disease and is coming back into the community. <text:span text:style-name="T2">They’ve to be checked by the priest outside the camp and a ritual is perfomed there. </text:span><text:span text:style-name="T3">They then sleep outside their tent for a 7 days and on the 8</text:span><text:span text:style-name="T4">th</text:span><text:span text:style-name="T3"> day they bring lamps, grain and oil for offerings. If the person is poor they’ve to bring a lamp and doves. </text:span><text:span text:style-name="T5">After the ritual is done, the person is pronounced clean and they resume normal life with other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04:41:07.443690779</meta:creation-date>
    <dc:date>2022-03-21T04:50:52.460999846</dc:date>
    <meta:editing-duration>PT9M46S</meta:editing-duration>
    <meta:editing-cycles>5</meta:editing-cycles>
    <meta:generator>LibreOffice/6.4.7.2$Linux_X86_64 LibreOffice_project/40$Build-2</meta:generator>
    <meta:document-statistic meta:table-count="0" meta:image-count="0" meta:object-count="0" meta:page-count="2" meta:paragraph-count="4" meta:word-count="1021" meta:character-count="5145" meta:non-whitespace-character-count="4130"/>
  </office:meta>
</office:document-meta>
</file>